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1" svg:font-family="'Abyssinica SIL'"/>
    <style:font-face style:name="FreeSans1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0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6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3cm" svg:stroke-color="#000080" draw:stroke-linejoin="miter" svg:stroke-linecap="butt" draw:fill="none" fo:padding-top="0.011cm" fo:padding-bottom="0.011cm" fo:padding-left="0.011cm" fo:padding-right="0.01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2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1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6.3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3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6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8.6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4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9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5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3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2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7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3.77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9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cm" svg:stroke-color="#d6d6d6" draw:stroke-linejoin="round" svg:stroke-linecap="butt" draw:fill="solid" draw:fill-color="#d6d6d6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7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05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2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7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5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6.54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9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0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4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3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9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1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88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3.98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0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9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d6d6d6"/>
    </style:style>
    <style:style style:name="P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Sawasdee1" fo:font-size="14pt" fo:font-weight="bold" style:font-size-asian="14pt" style:font-name-complex="Sawasdee1" style:font-size-complex="14pt" style:font-weight-complex="bold"/>
    </style:style>
    <style:style style:name="T2" style:family="text">
      <style:text-properties fo:color="#000000" style:font-name="FreeSans1" fo:font-size="11pt" fo:font-weight="bold" style:font-size-asian="11pt" style:font-name-complex="FreeSans1" style:font-size-complex="11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3465a4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Abyssinica SIL1" fo:font-size="11pt" style:font-size-asian="11pt" style:font-name-complex="Abyssinica SIL1" style:font-size-complex="11pt"/>
    </style:style>
    <style:style style:name="T6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7" style:family="text">
      <style:text-properties fo:color="#000000" style:font-name="FreeSans1" fo:font-size="11pt" style:font-size-asian="11pt" style:font-name-complex="FreeSans1" style:font-size-complex="11pt"/>
    </style:style>
    <style:style style:name="T8" style:family="text">
      <style:text-properties fo:color="#00008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-0.301cm" svg:y="0cm" svg:viewBox="0 0 21001 29700" draw:points="0,0 21001,0 21001,29700 0,29700">
          <text:p/>
        </draw:polygon>
        <draw:frame draw:style-name="gr2" draw:text-style-name="P3" draw:layer="layout" svg:width="8.752cm" svg:height="0.497cm" svg:x="6.128cm" svg:y="2.05cm">
          <draw:text-box>
            <text:p text:style-name="P2"><text:span text:style-name="T1">LÚCIO JOSÉ CARDOSO </text:span><text:span text:style-name="T1">CANGANJO</text:span></text:p>
          </draw:text-box>
        </draw:frame>
        <draw:frame draw:style-name="gr3" draw:text-style-name="P3" draw:layer="layout" svg:width="4.638cm" svg:height="0.497cm" svg:x="7.708cm" svg:y="2.854cm">
          <draw:text-box>
            <text:p text:style-name="P2"><text:span text:style-name="T1">Full Stack Developer</text:span></text:p>
          </draw:text-box>
        </draw:frame>
        <draw:frame draw:style-name="gr4" draw:text-style-name="P4" draw:layer="layout" svg:width="16.101cm" svg:height="0.39cm" svg:x="2.004cm" svg:y="4.375cm">
          <draw:text-box>
            <text:p text:style-name="P2"><text:span text:style-name="T2">INFORMAÇÕES PESSOAIS <text:s text:c="29"/></text:span><text:span text:style-name="T2"><text:s text:c="19"/>EXPERIÊNCIA DE TRABALHO</text:span></text:p>
          </draw:text-box>
        </draw:frame>
        <draw:frame draw:style-name="gr5" draw:text-style-name="P4" draw:layer="layout" svg:width="10.678cm" svg:height="0.39cm" svg:x="2.004cm" svg:y="4.802cm">
          <draw:text-box>
            <text:p text:style-name="P2"><text:span text:style-name="T2"><text:s text:c="78"/></text:span><text:span text:style-name="T2"><text:s text:c="19"/></text:span></text:p>
          </draw:text-box>
        </draw:frame>
        <draw:frame draw:style-name="gr6" draw:text-style-name="P5" draw:layer="layout" svg:width="16.885cm" svg:height="0.471cm" svg:x="2.004cm" svg:y="5.631cm">
          <draw:text-box>
            <text:p text:style-name="P2"><text:span text:style-name="T3">Programador motivado, apaixonado por <text:s text:c="15"/></text:span><text:span text:style-name="T3"><text:s text:c="18"/>Pertenci na equipa de </text:span><text:span text:style-name="T3">desenvolvedores</text:span></text:p>
          </draw:text-box>
        </draw:frame>
        <draw:frame draw:style-name="gr7" draw:text-style-name="P5" draw:layer="layout" svg:width="16.995cm" svg:height="0.471cm" svg:x="2.004cm" svg:y="6.118cm">
          <draw:text-box>
            <text:p text:style-name="P2"><text:span text:style-name="T3">tecnologias, de nacionalidade Angolana, <text:s text:c="14"/></text:span><text:span text:style-name="T3"><text:s text:c="18"/>backEnd na empresa Dline-code </text:span><text:span text:style-name="T3">durant</text:span></text:p>
          </draw:text-box>
        </draw:frame>
        <draw:frame draw:style-name="gr8" draw:text-style-name="P5" draw:layer="layout" svg:width="13.57cm" svg:height="0.471cm" svg:x="2.004cm" svg:y="6.604cm">
          <draw:text-box>
            <text:p text:style-name="P2"><text:span text:style-name="T3">atualmente reside em : Luanda/viana <text:s text:c="20"/></text:span><text:span text:style-name="T3"><text:s text:c="18"/>2 anos| 2021-2023.</text:span></text:p>
          </draw:text-box>
        </draw:frame>
        <draw:line draw:style-name="gr9" draw:text-style-name="P6" draw:layer="layout" svg:x1="2.003cm" svg:y1="7.993cm" svg:x2="6.003cm" svg:y2="7.993cm">
          <text:p/>
        </draw:line>
        <draw:frame draw:style-name="gr10" draw:text-style-name="P5" draw:layer="layout" svg:width="11.229cm" svg:height="0.471cm" svg:x="2.004cm" svg:y="7.091cm">
          <draw:text-box>
            <text:p text:style-name="P2"><text:span text:style-name="T3">contacto: +225 941 378 131, e-mail_ <text:s text:c="19"/></text:span><text:span text:style-name="T3"><text:s text:c="27"/></text:span></text:p>
          </draw:text-box>
        </draw:frame>
        <draw:frame draw:style-name="gr11" draw:text-style-name="P5" draw:layer="layout" svg:width="16.893cm" svg:height="0.471cm" svg:x="2.004cm" svg:y="7.578cm">
          <draw:text-box>
            <text:p text:style-name="P2"><text:span text:style-name="T4">cangadev7@gmail.com</text:span><text:span text:style-name="T3"> <text:s text:c="40"/></text:span><text:span text:style-name="T3"><text:s text:c="18"/>Dei formação de “Html5-css3” na </text:span><text:span text:style-name="T3">aca- </text:span></text:p>
          </draw:text-box>
        </draw:frame>
        <draw:frame draw:style-name="gr12" draw:text-style-name="P5" draw:layer="layout" svg:width="16.923cm" svg:height="0.471cm" svg:x="2.004cm" svg:y="8.065cm">
          <draw:text-box>
            <text:p text:style-name="P2"><text:span text:style-name="T3"><text:s text:c="78"/></text:span><text:span text:style-name="T3"><text:s text:c="19"/></text:span><text:span text:style-name="T3">demia Dline-code durante 2 anos|</text:span><text:span text:style-name="T3">2021-</text:span></text:p>
          </draw:text-box>
        </draw:frame>
        <draw:frame draw:style-name="gr13" draw:text-style-name="P5" draw:layer="layout" svg:width="11.115cm" svg:height="0.471cm" svg:x="2.004cm" svg:y="8.552cm">
          <draw:text-box>
            <text:p text:style-name="P2"><text:span text:style-name="T3"><text:s text:c="78"/></text:span><text:span text:style-name="T3"><text:s text:c="19"/></text:span><text:span text:style-name="T3">2023</text:span></text:p>
          </draw:text-box>
        </draw:frame>
        <draw:frame draw:style-name="gr14" draw:text-style-name="P4" draw:layer="layout" svg:width="2.237cm" svg:height="0.39cm" svg:x="2.004cm" svg:y="9.063cm">
          <draw:text-box>
            <text:p text:style-name="P2"><text:span text:style-name="T2">EDUCAÇÃO</text:span></text:p>
          </draw:text-box>
        </draw:frame>
        <draw:frame draw:style-name="gr15" draw:text-style-name="P4" draw:layer="layout" svg:width="10.458cm" svg:height="0.39cm" svg:x="2.004cm" svg:y="9.525cm">
          <draw:text-box>
            <text:p text:style-name="P2"><text:span text:style-name="T2"><text:s text:c="78"/></text:span><text:span text:style-name="T2"><text:s text:c="17"/></text:span></text:p>
          </draw:text-box>
        </draw:frame>
        <draw:frame draw:style-name="gr16" draw:text-style-name="P4" draw:layer="layout" svg:width="6.348cm" svg:height="0.517cm" svg:x="12.256cm" svg:y="9.447cm">
          <draw:text-box>
            <text:p text:style-name="P2"><text:span text:style-name="T5">Participei em equipa de freela para</text:span></text:p>
          </draw:text-box>
        </draw:frame>
        <draw:frame draw:style-name="gr17" draw:text-style-name="P5" draw:layer="layout" svg:width="15.979cm" svg:height="0.471cm" svg:x="2.004cm" svg:y="9.981cm">
          <draw:text-box>
            <text:p text:style-name="P2"><text:span text:style-name="T3"><text:s text:c="78"/></text:span><text:span text:style-name="T3"><text:s text:c="19"/></text:span><text:span text:style-name="T3">realização de projectos web| 2023</text:span></text:p>
          </draw:text-box>
        </draw:frame>
        <draw:frame draw:style-name="gr18" draw:text-style-name="P4" draw:layer="layout" svg:width="6.788cm" svg:height="0.39cm" svg:x="2.004cm" svg:y="10.492cm">
          <draw:text-box>
            <text:p text:style-name="P2"><text:span text:style-name="T2">Instituto médio industrial de Luanda</text:span></text:p>
          </draw:text-box>
        </draw:frame>
        <draw:frame draw:style-name="gr19" draw:text-style-name="P5" draw:layer="layout" svg:width="10.221cm" svg:height="0.471cm" svg:x="2.004cm" svg:y="11.321cm">
          <draw:text-box>
            <text:p text:style-name="P2"><text:span text:style-name="T3">Técnico de gestão de sistemas informático| 2018 <text:s/></text:span><text:span text:style-name="T3"><text:s text:c="17"/></text:span></text:p>
          </draw:text-box>
        </draw:frame>
        <draw:frame draw:style-name="gr20" draw:text-style-name="P4" draw:layer="layout" svg:width="4.32cm" svg:height="0.39cm" svg:x="12.234cm" svg:y="11.392cm">
          <draw:text-box>
            <text:p text:style-name="P2"><text:span text:style-name="T2">PROJECTOS FEITOS <text:s text:c="2"/></text:span></text:p>
          </draw:text-box>
        </draw:frame>
        <draw:frame draw:style-name="gr21" draw:text-style-name="P5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22" draw:text-style-name="P4" draw:layer="layout" svg:width="10.259cm" svg:height="0.39cm" svg:x="2.004cm" svg:y="12.852cm">
          <draw:text-box>
            <text:p text:style-name="P2"><text:span text:style-name="T2">Academia Dline-code <text:s text:c="40"/></text:span><text:span text:style-name="T2"><text:s text:c="16"/></text:span></text:p>
          </draw:text-box>
        </draw:frame>
        <draw:frame draw:style-name="gr23" draw:text-style-name="P5" draw:layer="layout" svg:width="6.767cm" svg:height="0.471cm" svg:x="12.121cm" svg:y="12.782cm">
          <draw:text-box>
            <text:p text:style-name="P2"><text:span text:style-name="T3">Plataforma web para gestão de informa-</text:span></text:p>
          </draw:text-box>
        </draw:frame>
        <draw:frame draw:style-name="gr24" draw:text-style-name="P4" draw:layer="layout" svg:width="10.348cm" svg:height="0.39cm" svg:x="2.004cm" svg:y="13.339cm">
          <draw:text-box>
            <text:p text:style-name="P2"><text:span text:style-name="T2"><text:s text:c="78"/></text:span><text:span text:style-name="T2"><text:s text:c="16"/></text:span></text:p>
          </draw:text-box>
        </draw:frame>
        <draw:frame draw:style-name="gr25" draw:text-style-name="P5" draw:layer="layout" svg:width="6.631cm" svg:height="0.471cm" svg:x="12.146cm" svg:y="13.268cm">
          <draw:text-box>
            <text:p text:style-name="P2"><text:span text:style-name="T3">ções de condomínio e permitir reservas</text:span></text:p>
          </draw:text-box>
        </draw:frame>
        <draw:frame draw:style-name="gr26" draw:text-style-name="P5" draw:layer="layout" svg:width="7.529cm" svg:height="0.471cm" svg:x="2.004cm" svg:y="13.755cm">
          <draw:text-box>
            <text:p text:style-name="P2"><text:span text:style-name="T3">Programação “FrontEnd – BackEnd”| 2020</text:span><text:span text:style-name="T6"> <text:s/></text:span></text:p>
          </draw:text-box>
        </draw:frame>
        <draw:frame draw:style-name="gr27" draw:text-style-name="P4" draw:layer="layout" svg:width="2.534cm" svg:height="0.39cm" svg:x="9.543cm" svg:y="13.826cm">
          <draw:text-box>
            <text:p text:style-name="P2"><text:span text:style-name="T7"><text:s text:c="26"/></text:span></text:p>
          </draw:text-box>
        </draw:frame>
        <draw:frame draw:style-name="gr28" draw:text-style-name="P5" draw:layer="layout" svg:width="2.864cm" svg:height="0.471cm" svg:x="12.065cm" svg:y="13.755cm">
          <draw:text-box>
            <text:p text:style-name="P2"><text:span text:style-name="T3">de apartamentos.</text:span></text:p>
          </draw:text-box>
        </draw:frame>
        <draw:frame draw:style-name="gr29" draw:text-style-name="P7" draw:layer="layout" svg:width="18.696cm" svg:height="0.941cm" svg:x="2.004cm" svg:y="14.242cm">
          <draw:text-box>
            <text:p text:style-name="P2"><text:span text:style-name="T3"><text:s text:c="32"/></text:span><text:span text:style-name="T3">ReactJs - NodeJs| 2021 <text:s text:c="9"/></text:span><text:span text:style-name="T3"><text:s text:c="16"/>Link: </text:span><text:span text:style-name="T4"><text:a xlink:href="https://github.com/cangadev/c_goldenFront" xlink:type="simple">https://github.com/cangadev/c_goldenFront</text:a></text:span></text:p>
            <text:p text:style-name="P2"><text:span text:style-name="T4"><text:s text:c="78"/></text:span><text:span text:style-name="T4"><text:s text:c="17"/></text:span><text:span text:style-name="T3">Api:</text:span><text:span text:style-name="T4"> <text:s/></text:span><text:span text:style-name="T4">https://github.com/cangadev/c_goldenApi</text:span></text:p>
          </draw:text-box>
        </draw:frame>
        <draw:frame draw:style-name="gr30" draw:text-style-name="P4" draw:layer="layout" svg:width="10.149cm" svg:height="0.39cm" svg:x="2.004cm" svg:y="15.286cm">
          <draw:text-box>
            <text:p text:style-name="P2"><text:span text:style-name="T2">Digital inovation-one <text:s text:c="41"/></text:span><text:span text:style-name="T2"><text:s text:c="15"/></text:span></text:p>
          </draw:text-box>
        </draw:frame>
        <draw:frame draw:style-name="gr31" draw:text-style-name="P5" draw:layer="layout" svg:width="6.792cm" svg:height="0.471cm" svg:x="12.108cm" svg:y="15.829cm">
          <draw:text-box>
            <text:p text:style-name="P2"><text:span text:style-name="T3">Plataforma web para vendas de diversos</text:span></text:p>
          </draw:text-box>
        </draw:frame>
        <draw:frame draw:style-name="gr32" draw:text-style-name="P4" draw:layer="layout" svg:width="0.387cm" svg:height="0.39cm" svg:x="18.824cm" svg:y="15.286cm">
          <draw:text-box>
            <text:p text:style-name="P2"><text:span text:style-name="T2"><text:s/></text:span></text:p>
          </draw:text-box>
        </draw:frame>
        <draw:frame draw:style-name="gr33" draw:text-style-name="P4" draw:layer="layout" svg:width="10.238cm" svg:height="0.39cm" svg:x="2.004cm" svg:y="15.773cm">
          <draw:text-box>
            <text:p text:style-name="P2"><text:span text:style-name="T2"><text:s text:c="78"/></text:span><text:span text:style-name="T2"><text:s text:c="15"/></text:span></text:p>
          </draw:text-box>
        </draw:frame>
        <draw:frame draw:style-name="gr34" draw:text-style-name="P5" draw:layer="layout" svg:width="7.496cm" svg:height="0.471cm" svg:x="12.137cm" svg:y="16.4cm">
          <draw:text-box>
            <text:p text:style-name="P2"><text:span text:style-name="T3">productos “Ecommerce”. Link: </text:span><text:span text:style-name="T4">indisponível</text:span></text:p>
          </draw:text-box>
        </draw:frame>
        <draw:frame draw:style-name="gr35" draw:text-style-name="P5" draw:layer="layout" svg:width="3.109cm" svg:height="0.471cm" svg:x="2.004cm" svg:y="16.189cm">
          <draw:text-box>
            <text:p text:style-name="P2"><text:span text:style-name="T3">Git-Github| 2021 <text:s/></text:span></text:p>
          </draw:text-box>
        </draw:frame>
        <draw:frame draw:style-name="gr36" draw:text-style-name="P5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37" draw:text-style-name="P5" draw:layer="layout" svg:width="10.056cm" svg:height="0.471cm" svg:x="2.004cm" svg:y="17.65cm">
          <draw:text-box>
            <text:p text:style-name="P2"><text:span text:style-name="T3"><text:s text:c="78"/></text:span><text:span text:style-name="T3"><text:s text:c="17"/></text:span></text:p>
          </draw:text-box>
        </draw:frame>
        <draw:frame draw:style-name="gr38" draw:text-style-name="P4" draw:layer="layout" svg:width="2.14cm" svg:height="0.39cm" svg:x="12.058cm" svg:y="17.72cm">
          <draw:text-box>
            <text:p text:style-name="P2"><text:span text:style-name="T2">RESENHA <text:s/></text:span></text:p>
          </draw:text-box>
        </draw:frame>
        <draw:frame draw:style-name="gr39" draw:text-style-name="P4" draw:layer="layout" svg:width="1.192cm" svg:height="0.39cm" svg:x="2.004cm" svg:y="18.161cm">
          <draw:text-box>
            <text:p text:style-name="P2"><text:span text:style-name="T2">Kultivi</text:span></text:p>
          </draw:text-box>
        </draw:frame>
        <draw:frame draw:style-name="gr40" draw:text-style-name="P5" draw:layer="layout" svg:width="16.808cm" svg:height="0.471cm" svg:x="2.004cm" svg:y="18.991cm">
          <draw:text-box>
            <text:p text:style-name="P2"><text:span text:style-name="T3">Gestão de tempo e produtividade| 2022 <text:s text:c="16"/></text:span><text:span text:style-name="T3"><text:s text:c="15"/>O foco é trazer benefícios e </text:span><text:span text:style-name="T3">crescimento</text:span></text:p>
          </draw:text-box>
        </draw:frame>
        <draw:frame draw:style-name="gr41" draw:text-style-name="P5" draw:layer="layout" svg:width="16.931cm" svg:height="0.471cm" svg:x="2.004cm" svg:y="19.477cm">
          <draw:text-box>
            <text:p text:style-name="P2"><text:span text:style-name="T3"><text:s text:c="78"/></text:span><text:span text:style-name="T3"><text:s text:c="17"/></text:span><text:span text:style-name="T3">para empresa, aprimorando também </text:span><text:span text:style-name="T3">mi- </text:span></text:p>
          </draw:text-box>
        </draw:frame>
        <draw:frame draw:style-name="gr42" draw:text-style-name="P5" draw:layer="layout" svg:width="15.191cm" svg:height="0.471cm" svg:x="2.004cm" svg:y="19.964cm">
          <draw:text-box>
            <text:p text:style-name="P2"><text:span text:style-name="T3">Ingles| 2022 <text:s text:c="58"/></text:span><text:span text:style-name="T3"><text:s text:c="16"/>nhas habilidades profissionais.</text:span></text:p>
          </draw:text-box>
        </draw:frame>
        <draw:frame draw:style-name="gr43" draw:text-style-name="P4" draw:layer="layout" svg:width="1.323cm" svg:height="0.39cm" svg:x="2.004cm" svg:y="20.903cm">
          <draw:text-box>
            <text:p text:style-name="P2"><text:span text:style-name="T2">Udemy</text:span></text:p>
          </draw:text-box>
        </draw:frame>
        <draw:frame draw:style-name="gr44" draw:text-style-name="P4" draw:layer="layout" svg:width="13.218cm" svg:height="0.39cm" svg:x="2.004cm" svg:y="21.329cm">
          <draw:text-box>
            <text:p text:style-name="P2"><text:span text:style-name="T2"><text:s text:c="78"/></text:span><text:span text:style-name="T2"><text:s text:c="12"/></text:span><text:span text:style-name="T2">REDES SOCIAIS <text:s/></text:span></text:p>
          </draw:text-box>
        </draw:frame>
        <draw:frame draw:style-name="gr45" draw:text-style-name="P5" draw:layer="layout" svg:width="2.284cm" svg:height="0.471cm" svg:x="2.004cm" svg:y="21.732cm">
          <draw:text-box>
            <text:p text:style-name="P2"><text:span text:style-name="T3">NodeJs| </text:span><text:span text:style-name="T3">2023</text:span></text:p>
          </draw:text-box>
        </draw:frame>
        <draw:frame draw:style-name="gr46" draw:text-style-name="P4" draw:layer="layout" svg:width="10.12cm" svg:height="0.39cm" svg:x="2.004cm" svg:y="22.776cm">
          <draw:text-box>
            <text:p text:style-name="P2"><text:span text:style-name="T2">SKILLS <text:s text:c="78"/></text:span></text:p>
          </draw:text-box>
        </draw:frame>
        <draw:frame draw:style-name="gr47" draw:text-style-name="P5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48" draw:text-style-name="P4" draw:layer="layout" svg:width="3.084cm" svg:height="0.39cm" svg:x="2.004cm" svg:y="23.217cm">
          <draw:text-box>
            <text:p text:style-name="P2"><text:span text:style-name="T2"><text:s text:c="28"/></text:span></text:p>
          </draw:text-box>
        </draw:frame>
        <draw:frame draw:style-name="gr49" draw:text-style-name="P4" draw:layer="layout" svg:width="10.018cm" svg:height="0.39cm" svg:x="2.004cm" svg:y="23.689cm">
          <draw:text-box>
            <text:p text:style-name="P2"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7"/></text:span></text:p>
          </draw:text-box>
        </draw:frame>
        <draw:frame draw:style-name="gr50" draw:text-style-name="P5" draw:layer="layout" svg:width="3.304cm" svg:height="0.471cm" svg:x="11.822cm" svg:y="23.619cm">
          <draw:text-box>
            <text:p text:style-name="P2"><text:span text:style-name="T3">GitHub: </text:span><text:span text:style-name="T3">Lucio-jose</text:span></text:p>
          </draw:text-box>
        </draw:frame>
        <draw:frame draw:style-name="gr32" draw:text-style-name="P4" draw:layer="layout" svg:width="0.387cm" svg:height="0.39cm" svg:x="15.208cm" svg:y="23.689cm">
          <draw:text-box>
            <text:p text:style-name="P2"><text:span text:style-name="T2"><text:s text:c="2"/></text:span></text:p>
          </draw:text-box>
        </draw:frame>
        <draw:frame draw:style-name="gr51" draw:text-style-name="P5" draw:layer="layout" svg:width="3.774cm" svg:height="0.941cm" svg:x="2.004cm" svg:y="24.106cm">
          <draw:text-box>
            <text:p text:style-name="P2"><text:span text:style-name="T3">Html5 <text:s text:c="6"/>| </text:span><text:span text:style-name="T3">Scrum </text:span></text:p>
            <text:p text:style-name="P2"><text:span text:style-name="T3">CSS3 <text:s text:c="7"/>| Git-</text:span><text:span text:style-name="T3">github</text:span></text:p>
          </draw:text-box>
        </draw:frame>
        <draw:frame draw:style-name="gr32" draw:text-style-name="P4" draw:layer="layout" svg:width="0.387cm" svg:height="0.39cm" svg:x="4.403cm" svg:y="24.176cm">
          <draw:text-box>
            <text:p text:style-name="P2"><text:span text:style-name="T2"><text:s/></text:span></text:p>
          </draw:text-box>
        </draw:frame>
        <draw:frame draw:style-name="gr36" draw:text-style-name="P5" draw:layer="layout" svg:width="2.8cm" svg:height="0.471cm" svg:x="1.937cm" svg:y="25.129cm">
          <draw:text-box>
            <text:p text:style-name="P2"><text:span text:style-name="T3">JavaScript | Jest </text:span></text:p>
          </draw:text-box>
        </draw:frame>
        <draw:frame draw:style-name="gr52" draw:text-style-name="P4" draw:layer="layout" svg:width="8.257cm" svg:height="0.39cm" svg:x="3.768cm" svg:y="24.663cm">
          <draw:text-box>
            <text:p text:style-name="P2"><text:span text:style-name="T2"><text:s text:c="75"/></text:span></text:p>
          </draw:text-box>
        </draw:frame>
        <draw:frame draw:style-name="gr53" draw:text-style-name="P5" draw:layer="layout" svg:width="5.226cm" svg:height="0.471cm" svg:x="11.86cm" svg:y="24.593cm">
          <draw:text-box>
            <text:p text:style-name="P2"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I</text:span><text:span text:style-name="T3">n</text:span><text:span text:style-name="T3">: </text:span><text:span text:style-name="T3">l</text:span><text:span text:style-name="T3">u</text:span><text:span text:style-name="T3">c</text:span><text:span text:style-name="T3">i</text:span><text:span text:style-name="T3">o</text:span><text:span text:style-name="T3">-</text:span><text:span text:style-name="T3">j</text:span><text:span text:style-name="T3">o</text:span><text:span text:style-name="T3">s</text:span><text:span text:style-name="T3">e</text:span><text:span text:style-name="T3">-</text:span><text:span text:style-name="T3">7</text:span><text:span text:style-name="T3">c</text:span><text:span text:style-name="T3">2</text:span><text:span text:style-name="T3">0</text:span><text:span text:style-name="T3">0</text:span><text:span text:style-name="T3">2</text:span><text:span text:style-name="T3">c</text:span><text:span text:style-name="T3">7</text:span></text:p>
          </draw:text-box>
        </draw:frame>
        <draw:frame draw:style-name="gr32" draw:text-style-name="P4" draw:layer="layout" svg:width="0.387cm" svg:height="0.39cm" svg:x="15.741cm" svg:y="24.663cm">
          <draw:text-box>
            <text:p text:style-name="P2"><text:span text:style-name="T2"><text:s/></text:span></text:p>
          </draw:text-box>
        </draw:frame>
        <draw:frame draw:style-name="gr54" draw:text-style-name="P5" draw:layer="layout" svg:width="2.03cm" svg:height="0.471cm" svg:x="2.019cm" svg:y="25.7cm">
          <draw:text-box>
            <text:p text:style-name="P2"><text:span text:style-name="T3">PHP <text:s text:c="9"/>| </text:span></text:p>
          </draw:text-box>
        </draw:frame>
        <draw:frame draw:style-name="gr55" draw:text-style-name="P5" draw:layer="layout" svg:width="9.819cm" svg:height="0.471cm" svg:x="2.081cm" svg:y="26.8cm">
          <draw:text-box>
            <text:p text:style-name="P2"><text:span text:style-name="T3">Reactjs <text:s text:c="72"/></text:span></text:p>
          </draw:text-box>
        </draw:frame>
        <draw:frame draw:style-name="gr56" draw:text-style-name="P4" draw:layer="layout" svg:width="1.496cm" svg:height="0.39cm" svg:x="11.822cm" svg:y="25.637cm">
          <draw:text-box>
            <text:p text:style-name="P2"><text:span text:style-name="T2">Idiomas</text:span></text:p>
          </draw:text-box>
        </draw:frame>
        <draw:frame draw:style-name="gr57" draw:text-style-name="P5" draw:layer="layout" svg:width="1.247cm" svg:height="0.471cm" svg:x="2.053cm" svg:y="27.2cm">
          <draw:text-box>
            <text:p text:style-name="P2"><text:span text:style-name="T3">NodeJs</text:span></text:p>
          </draw:text-box>
        </draw:frame>
        <draw:frame draw:style-name="gr58" draw:text-style-name="P5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polygon draw:style-name="gr59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59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59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59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59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59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59" draw:text-style-name="P8" draw:layer="layout" svg:width="2.78cm" svg:height="0.099cm" svg:x="11.9cm" svg:y="22cm" svg:viewBox="0 0 2781 100" draw:points="1393,100 0,100 0,0 2781,0 2781,100">
          <text:p/>
        </draw:polygon>
        <draw:frame draw:style-name="gr60" draw:text-style-name="P5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61" draw:text-style-name="P5" draw:layer="layout" svg:width="1.882cm" svg:height="0.471cm" svg:x="2.018cm" svg:y="26.3cm">
          <draw:text-box>
            <text:p text:style-name="P2"><text:span text:style-name="T3">TypeScrip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-0.5cm" svg:y="0.2cm" svg:viewBox="0 0 21001 29700" draw:points="0,0 21001,0 21001,29700 0,29700">
          <text:p/>
        </draw:polygon>
        <draw:frame draw:style-name="gr2" draw:text-style-name="P9" draw:layer="layout" svg:width="8.752cm" svg:height="0.497cm" svg:x="6.128cm" svg:y="2.05cm">
          <draw:text-box>
            <text:p text:style-name="P2"><text:span text:style-name="T1">LÚCIO JOSÉ CARDOSO </text:span><text:span text:style-name="T1">CANGANJO</text:span></text:p>
          </draw:text-box>
        </draw:frame>
        <draw:frame draw:style-name="gr62" draw:text-style-name="P9" draw:layer="layout" svg:width="5.675cm" svg:height="0.497cm" svg:x="7.708cm" svg:y="2.854cm">
          <draw:text-box>
            <text:p text:style-name="P2"><text:span text:style-name="T1">Desenvolvedor Full Stack</text:span></text:p>
          </draw:text-box>
        </draw:frame>
        <draw:frame draw:style-name="gr63" draw:text-style-name="P10" draw:layer="layout" svg:width="14.057cm" svg:height="0.39cm" svg:x="2.004cm" svg:y="4.375cm">
          <draw:text-box>
            <text:p text:style-name="P2"><text:span text:style-name="T2">PERSONAL INFORMATION <text:s text:c="28"/></text:span><text:span text:style-name="T2"><text:s text:c="17"/>WORK EXPERIENCE</text:span></text:p>
          </draw:text-box>
        </draw:frame>
        <draw:frame draw:style-name="gr5" draw:text-style-name="P10" draw:layer="layout" svg:width="10.678cm" svg:height="0.39cm" svg:x="2.004cm" svg:y="4.802cm">
          <draw:text-box>
            <text:p text:style-name="P2"><text:span text:style-name="T2"><text:s text:c="78"/></text:span><text:span text:style-name="T2"><text:s text:c="19"/></text:span></text:p>
          </draw:text-box>
        </draw:frame>
        <draw:frame draw:style-name="gr64" draw:text-style-name="P7" draw:layer="layout" svg:width="17.24cm" svg:height="0.471cm" svg:x="2.004cm" svg:y="5.631cm">
          <draw:text-box>
            <text:p text:style-name="P2"><text:span text:style-name="T3">Motivated programmer, passionate about <text:s text:c="13"/></text:span><text:span text:style-name="T3"><text:s text:c="18"/>I belong to the developers backEnd </text:span><text:span text:style-name="T3">team</text:span></text:p>
          </draw:text-box>
        </draw:frame>
        <draw:frame draw:style-name="gr65" draw:text-style-name="P7" draw:layer="layout" svg:width="16.88cm" svg:height="0.471cm" svg:x="2.004cm" svg:y="6.118cm">
          <draw:text-box>
            <text:p text:style-name="P2"><text:span text:style-name="T3">technologies, of Angolan nationality, <text:s text:c="19"/></text:span><text:span text:style-name="T3"><text:s text:c="18"/>at <text:s/>Dline-code company during 2 </text:span><text:span text:style-name="T3">years</text:span></text:p>
          </draw:text-box>
        </draw:frame>
        <draw:frame draw:style-name="gr66" draw:text-style-name="P7" draw:layer="layout" svg:width="12.423cm" svg:height="0.471cm" svg:x="2.004cm" svg:y="6.604cm">
          <draw:text-box>
            <text:p text:style-name="P2"><text:span text:style-name="T3">currently residing in: Luanda/viana <text:s text:c="22"/></text:span><text:span text:style-name="T3"><text:s text:c="18"/>| 2021-2023.</text:span></text:p>
          </draw:text-box>
        </draw:frame>
        <draw:line draw:style-name="gr9" draw:text-style-name="P6" draw:layer="layout" svg:x1="2.003cm" svg:y1="7.993cm" svg:x2="6.003cm" svg:y2="7.993cm">
          <text:p/>
        </draw:line>
        <draw:frame draw:style-name="gr67" draw:text-style-name="P7" draw:layer="layout" svg:width="11.017cm" svg:height="0.471cm" svg:x="2.004cm" svg:y="7.091cm">
          <draw:text-box>
            <text:p text:style-name="P2"><text:span text:style-name="T3">contact: +225 941 378 131, e-mail_ <text:s text:c="21"/></text:span><text:span text:style-name="T3"><text:s text:c="25"/></text:span></text:p>
          </draw:text-box>
        </draw:frame>
        <draw:frame draw:style-name="gr68" draw:text-style-name="P7" draw:layer="layout" svg:width="17.553cm" svg:height="0.471cm" svg:x="2.004cm" svg:y="7.578cm">
          <draw:text-box>
            <text:p text:style-name="P2"><text:span text:style-name="T8">cangadev7@gmail.com</text:span><text:span text:style-name="T3"> <text:s text:c="40"/></text:span><text:span text:style-name="T3"><text:s text:c="18"/>I gave training in “Html5-css3” at the </text:span><text:span text:style-name="T3">dline</text:span></text:p>
          </draw:text-box>
        </draw:frame>
        <draw:frame draw:style-name="gr69" draw:text-style-name="P7" draw:layer="layout" svg:width="16.474cm" svg:height="0.471cm" svg:x="2.004cm" svg:y="8.065cm">
          <draw:text-box>
            <text:p text:style-name="P2"><text:span text:style-name="T3"><text:s text:c="78"/></text:span><text:span text:style-name="T3"><text:s text:c="19"/></text:span><text:span text:style-name="T3">code academy during <text:s/>2 years |2021-</text:span></text:p>
          </draw:text-box>
        </draw:frame>
        <draw:frame draw:style-name="gr13" draw:text-style-name="P7" draw:layer="layout" svg:width="11.115cm" svg:height="0.471cm" svg:x="2.004cm" svg:y="8.552cm">
          <draw:text-box>
            <text:p text:style-name="P2"><text:span text:style-name="T3"><text:s text:c="78"/></text:span><text:span text:style-name="T3"><text:s text:c="19"/></text:span><text:span text:style-name="T3">2023</text:span></text:p>
          </draw:text-box>
        </draw:frame>
        <draw:frame draw:style-name="gr70" draw:text-style-name="P10" draw:layer="layout" svg:width="2.352cm" svg:height="0.39cm" svg:x="2.004cm" svg:y="9.063cm">
          <draw:text-box>
            <text:p text:style-name="P2"><text:span text:style-name="T2">EDUCATION</text:span></text:p>
          </draw:text-box>
        </draw:frame>
        <draw:frame draw:style-name="gr15" draw:text-style-name="P10" draw:layer="layout" svg:width="10.458cm" svg:height="0.39cm" svg:x="2.004cm" svg:y="9.525cm">
          <draw:text-box>
            <text:p text:style-name="P2"><text:span text:style-name="T2"><text:s text:c="78"/></text:span><text:span text:style-name="T2"><text:s text:c="17"/></text:span></text:p>
          </draw:text-box>
        </draw:frame>
        <draw:frame draw:style-name="gr71" draw:text-style-name="P10" draw:layer="layout" svg:width="6.543cm" svg:height="0.517cm" svg:x="12.256cm" svg:y="9.447cm">
          <draw:text-box>
            <text:p text:style-name="P2"><text:span text:style-name="T5">I participated in a freelance team to</text:span></text:p>
          </draw:text-box>
        </draw:frame>
        <draw:frame draw:style-name="gr72" draw:text-style-name="P7" draw:layer="layout" svg:width="15.716cm" svg:height="0.471cm" svg:x="2.004cm" svg:y="9.981cm">
          <draw:text-box>
            <text:p text:style-name="P2"><text:span text:style-name="T3"><text:s text:c="78"/></text:span><text:span text:style-name="T3"><text:s text:c="19"/></text:span><text:span text:style-name="T3">carrying out web projects | 2023</text:span></text:p>
          </draw:text-box>
        </draw:frame>
        <draw:frame draw:style-name="gr73" draw:text-style-name="P10" draw:layer="layout" svg:width="5.924cm" svg:height="0.39cm" svg:x="2.004cm" svg:y="10.492cm">
          <draw:text-box>
            <text:p text:style-name="P2"><text:span text:style-name="T2">Luanda Industrial High Institute</text:span></text:p>
          </draw:text-box>
        </draw:frame>
        <draw:frame draw:style-name="gr74" draw:text-style-name="P7" draw:layer="layout" svg:width="8.896cm" svg:height="0.471cm" svg:x="2.004cm" svg:y="11.321cm">
          <draw:text-box>
            <text:p text:style-name="P2"><text:span text:style-name="T3">TI systems management technician <text:s text:c="11"/>|2018 <text:s text:c="2"/></text:span><text:span text:style-name="T3"><text:s text:c="4"/></text:span></text:p>
          </draw:text-box>
        </draw:frame>
        <draw:frame draw:style-name="gr75" draw:text-style-name="P10" draw:layer="layout" svg:width="3.706cm" svg:height="0.39cm" svg:x="12.234cm" svg:y="11.392cm">
          <draw:text-box>
            <text:p text:style-name="P2"><text:span text:style-name="T2">PROJECTS DONE <text:s text:c="2"/></text:span></text:p>
          </draw:text-box>
        </draw:frame>
        <draw:frame draw:style-name="gr21" draw:text-style-name="P7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76" draw:text-style-name="P10" draw:layer="layout" svg:width="10.145cm" svg:height="0.39cm" svg:x="2.004cm" svg:y="12.852cm">
          <draw:text-box>
            <text:p text:style-name="P2"><text:span text:style-name="T2">Academy Dline-code <text:s text:c="41"/></text:span><text:span text:style-name="T2"><text:s text:c="15"/></text:span></text:p>
          </draw:text-box>
        </draw:frame>
        <draw:frame draw:style-name="gr77" draw:text-style-name="P7" draw:layer="layout" svg:width="7.326cm" svg:height="0.471cm" svg:x="12.121cm" svg:y="12.782cm">
          <draw:text-box>
            <text:p text:style-name="P2"><text:span text:style-name="T3">Web platform for information management</text:span></text:p>
          </draw:text-box>
        </draw:frame>
        <draw:frame draw:style-name="gr24" draw:text-style-name="P10" draw:layer="layout" svg:width="10.348cm" svg:height="0.39cm" svg:x="2.004cm" svg:y="13.339cm">
          <draw:text-box>
            <text:p text:style-name="P2"><text:span text:style-name="T2"><text:s text:c="78"/></text:span><text:span text:style-name="T2"><text:s text:c="16"/></text:span></text:p>
          </draw:text-box>
        </draw:frame>
        <draw:frame draw:style-name="gr78" draw:text-style-name="P7" draw:layer="layout" svg:width="8.515cm" svg:height="0.471cm" svg:x="12.146cm" svg:y="13.268cm">
          <draw:text-box>
            <text:p text:style-name="P2"><text:span text:style-name="T3">of condominium and allow apartment </text:span><text:span text:style-name="T3">reservations</text:span></text:p>
          </draw:text-box>
        </draw:frame>
        <draw:frame draw:style-name="gr79" draw:text-style-name="P7" draw:layer="layout" svg:width="7.631cm" svg:height="0.471cm" svg:x="2.004cm" svg:y="13.755cm">
          <draw:text-box>
            <text:p text:style-name="P2"><text:span text:style-name="T3">Programming “FrontEnd – BackEnd”| 2020</text:span><text:span text:style-name="T6"> <text:s/></text:span></text:p>
          </draw:text-box>
        </draw:frame>
        <draw:frame draw:style-name="gr27" draw:text-style-name="P10" draw:layer="layout" svg:width="2.534cm" svg:height="0.39cm" svg:x="9.543cm" svg:y="13.826cm">
          <draw:text-box>
            <text:p text:style-name="P2"><text:span text:style-name="T7"><text:s text:c="26"/></text:span></text:p>
          </draw:text-box>
        </draw:frame>
        <draw:frame draw:style-name="gr80" draw:text-style-name="P7" draw:layer="layout" svg:width="18.592cm" svg:height="0.471cm" svg:x="2.004cm" svg:y="14.242cm">
          <draw:text-box>
            <text:p text:style-name="P2"><text:span text:style-name="T3"><text:s text:c="33"/></text:span><text:span text:style-name="T3">ReactJs - NodeJs| 2021 <text:s text:c="8"/></text:span><text:span text:style-name="T3"><text:s text:c="16"/>Link: </text:span><text:span text:style-name="T4"><text:a xlink:href="https://github.com/cangadev/c_goldenFront" xlink:type="simple">https://github.com/cangadev/c_goldenFront</text:a></text:span><text:span text:style-name="T3"><text:s/></text:span></text:p>
          </draw:text-box>
        </draw:frame>
        <draw:frame draw:style-name="gr30" draw:text-style-name="P10" draw:layer="layout" svg:width="10.149cm" svg:height="0.39cm" svg:x="2.004cm" svg:y="15.286cm">
          <draw:text-box>
            <text:p text:style-name="P2"><text:span text:style-name="T2">Digital inovation-one <text:s text:c="41"/></text:span><text:span text:style-name="T2"><text:s text:c="15"/></text:span></text:p>
          </draw:text-box>
        </draw:frame>
        <draw:frame draw:style-name="gr81" draw:text-style-name="P7" draw:layer="layout" svg:width="6.458cm" svg:height="0.471cm" svg:x="12.016cm" svg:y="15.216cm">
          <draw:text-box>
            <text:p text:style-name="P2"><text:span text:style-name="T3">Web platform to sell several products </text:span></text:p>
          </draw:text-box>
        </draw:frame>
        <draw:frame draw:style-name="gr32" draw:text-style-name="P10" draw:layer="layout" svg:width="0.387cm" svg:height="0.39cm" svg:x="18.824cm" svg:y="15.286cm">
          <draw:text-box>
            <text:p text:style-name="P2"><text:span text:style-name="T2"><text:s/></text:span></text:p>
          </draw:text-box>
        </draw:frame>
        <draw:frame draw:style-name="gr33" draw:text-style-name="P10" draw:layer="layout" svg:width="10.238cm" svg:height="0.39cm" svg:x="2.004cm" svg:y="15.773cm">
          <draw:text-box>
            <text:p text:style-name="P2"><text:span text:style-name="T2"><text:s text:c="78"/></text:span><text:span text:style-name="T2"><text:s text:c="15"/></text:span></text:p>
          </draw:text-box>
        </draw:frame>
        <draw:frame draw:style-name="gr82" draw:text-style-name="P7" draw:layer="layout" svg:width="2.39cm" svg:height="0.471cm" svg:x="12.04cm" svg:y="15.703cm">
          <draw:text-box>
            <text:p text:style-name="P2"><text:span text:style-name="T3">“</text:span><text:span text:style-name="T3">Ecommerce”</text:span></text:p>
          </draw:text-box>
        </draw:frame>
        <draw:frame draw:style-name="gr83" draw:text-style-name="P7" draw:layer="layout" svg:width="11.013cm" svg:height="0.471cm" svg:x="2.004cm" svg:y="16.189cm">
          <draw:text-box>
            <text:p text:style-name="P2"><text:span text:style-name="T3">Git-Github| 2021 <text:s text:c="50"/></text:span><text:span text:style-name="T3"><text:s text:c="17"/>Link:</text:span></text:p>
          </draw:text-box>
        </draw:frame>
        <draw:frame draw:style-name="gr36" draw:text-style-name="P7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37" draw:text-style-name="P7" draw:layer="layout" svg:width="10.056cm" svg:height="0.471cm" svg:x="2.004cm" svg:y="17.65cm">
          <draw:text-box>
            <text:p text:style-name="P2"><text:span text:style-name="T3"><text:s text:c="78"/></text:span><text:span text:style-name="T3"><text:s text:c="17"/></text:span></text:p>
          </draw:text-box>
        </draw:frame>
        <draw:frame draw:style-name="gr84" draw:text-style-name="P10" draw:layer="layout" svg:width="1.772cm" svg:height="0.39cm" svg:x="12.058cm" svg:y="17.72cm">
          <draw:text-box>
            <text:p text:style-name="P2"><text:span text:style-name="T2">REVIEW <text:s/></text:span></text:p>
          </draw:text-box>
        </draw:frame>
        <draw:frame draw:style-name="gr39" draw:text-style-name="P10" draw:layer="layout" svg:width="1.192cm" svg:height="0.39cm" svg:x="2.004cm" svg:y="18.161cm">
          <draw:text-box>
            <text:p text:style-name="P2"><text:span text:style-name="T2">Kultivi</text:span></text:p>
          </draw:text-box>
        </draw:frame>
        <draw:frame draw:style-name="gr85" draw:text-style-name="P7" draw:layer="layout" svg:width="17.016cm" svg:height="0.471cm" svg:x="2.004cm" svg:y="18.991cm">
          <draw:text-box>
            <text:p text:style-name="P2"><text:span text:style-name="T3">Time management and productivity| 2022 <text:s text:c="12"/></text:span><text:span text:style-name="T3"><text:s text:c="15"/>The focus is to bring benefits and </text:span><text:span text:style-name="T3">growth</text:span></text:p>
          </draw:text-box>
        </draw:frame>
        <draw:frame draw:style-name="gr86" draw:text-style-name="P7" draw:layer="layout" svg:width="16.343cm" svg:height="0.471cm" svg:x="2.004cm" svg:y="19.477cm">
          <draw:text-box>
            <text:p text:style-name="P2"><text:span text:style-name="T3"><text:s text:c="78"/></text:span><text:span text:style-name="T3"><text:s text:c="17"/></text:span><text:span text:style-name="T3">for the company, also improving my </text:span></text:p>
          </draw:text-box>
        </draw:frame>
        <draw:frame draw:style-name="gr87" draw:text-style-name="P7" draw:layer="layout" svg:width="13.341cm" svg:height="0.471cm" svg:x="2.004cm" svg:y="19.964cm">
          <draw:text-box>
            <text:p text:style-name="P2"><text:span text:style-name="T3">English| 2022 <text:s text:c="56"/></text:span><text:span text:style-name="T3"><text:s text:c="16"/>professional skills .</text:span></text:p>
          </draw:text-box>
        </draw:frame>
        <draw:frame draw:style-name="gr43" draw:text-style-name="P10" draw:layer="layout" svg:width="1.323cm" svg:height="0.39cm" svg:x="2.004cm" svg:y="20.903cm">
          <draw:text-box>
            <text:p text:style-name="P2"><text:span text:style-name="T2">Udemy</text:span></text:p>
          </draw:text-box>
        </draw:frame>
        <draw:frame draw:style-name="gr88" draw:text-style-name="P10" draw:layer="layout" svg:width="12.888cm" svg:height="0.39cm" svg:x="2.004cm" svg:y="21.329cm">
          <draw:text-box>
            <text:p text:style-name="P2"><text:span text:style-name="T2"><text:s text:c="78"/></text:span><text:span text:style-name="T2"><text:s text:c="12"/></text:span><text:span text:style-name="T2">SOCIAL <text:s/>MEDIA</text:span></text:p>
          </draw:text-box>
        </draw:frame>
        <draw:frame draw:style-name="gr45" draw:text-style-name="P7" draw:layer="layout" svg:width="2.284cm" svg:height="0.471cm" svg:x="2.004cm" svg:y="21.732cm">
          <draw:text-box>
            <text:p text:style-name="P2"><text:span text:style-name="T3">NodeJs| 2023</text:span></text:p>
          </draw:text-box>
        </draw:frame>
        <draw:frame draw:style-name="gr46" draw:text-style-name="P10" draw:layer="layout" svg:width="10.12cm" svg:height="0.39cm" svg:x="2.004cm" svg:y="22.776cm">
          <draw:text-box>
            <text:p text:style-name="P2"><text:span text:style-name="T2">SKILLS <text:s text:c="64"/></text:span><text:span text:style-name="T2"><text:s text:c="14"/></text:span></text:p>
          </draw:text-box>
        </draw:frame>
        <draw:frame draw:style-name="gr47" draw:text-style-name="P7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48" draw:text-style-name="P10" draw:layer="layout" svg:width="3.084cm" svg:height="0.39cm" svg:x="2.004cm" svg:y="23.217cm">
          <draw:text-box>
            <text:p text:style-name="P2"><text:span text:style-name="T2"><text:s text:c="28"/></text:span></text:p>
          </draw:text-box>
        </draw:frame>
        <draw:frame draw:style-name="gr49" draw:text-style-name="P10" draw:layer="layout" svg:width="10.018cm" svg:height="0.39cm" svg:x="2.004cm" svg:y="23.689cm">
          <draw:text-box>
            <text:p text:style-name="P2"><text:span text:style-name="T2"><text:s text:c="78"/></text:span><text:span text:style-name="T2"><text:s text:c="13"/></text:span></text:p>
          </draw:text-box>
        </draw:frame>
        <draw:frame draw:style-name="gr89" draw:text-style-name="P7" draw:layer="layout" svg:width="3.088cm" svg:height="0.471cm" svg:x="11.822cm" svg:y="23.619cm">
          <draw:text-box>
            <text:p text:style-name="P2"><text:span text:style-name="T3">GitHub: cangadev</text:span></text:p>
          </draw:text-box>
        </draw:frame>
        <draw:frame draw:style-name="gr32" draw:text-style-name="P10" draw:layer="layout" svg:width="0.387cm" svg:height="0.39cm" svg:x="15.208cm" svg:y="23.689cm">
          <draw:text-box>
            <text:p text:style-name="P2"><text:span text:style-name="T2"><text:s text:c="2"/></text:span></text:p>
          </draw:text-box>
        </draw:frame>
        <draw:frame draw:style-name="gr90" draw:text-style-name="P7" draw:layer="layout" svg:width="3.986cm" svg:height="0.941cm" svg:x="2.004cm" svg:y="24.106cm">
          <draw:text-box>
            <text:p text:style-name="P2"><text:span text:style-name="T3">Html5 <text:s text:c="7"/>| Scrum</text:span></text:p>
            <text:p text:style-name="P2"><text:span text:style-name="T3">CSS3 <text:s text:c="8"/>|Git - github</text:span></text:p>
          </draw:text-box>
        </draw:frame>
        <draw:frame draw:style-name="gr32" draw:text-style-name="P10" draw:layer="layout" svg:width="0.387cm" svg:height="0.39cm" svg:x="4.403cm" svg:y="24.176cm">
          <draw:text-box>
            <text:p text:style-name="P2"><text:span text:style-name="T2"><text:s/></text:span></text:p>
          </draw:text-box>
        </draw:frame>
        <draw:frame draw:style-name="gr91" draw:text-style-name="P7" draw:layer="layout" svg:width="2.694cm" svg:height="0.471cm" svg:x="2cm" svg:y="25.2cm">
          <draw:text-box>
            <text:p text:style-name="P2"><text:span text:style-name="T3">JavaScript | Jest</text:span></text:p>
          </draw:text-box>
        </draw:frame>
        <draw:frame draw:style-name="gr53" draw:text-style-name="P7" draw:layer="layout" svg:width="5.226cm" svg:height="0.471cm" svg:x="11.86cm" svg:y="24.593cm">
          <draw:text-box>
            <text:p text:style-name="P2"><text:span text:style-name="T3">LinkedIn: lucio-jose-7c2002c7</text:span></text:p>
          </draw:text-box>
        </draw:frame>
        <draw:frame draw:style-name="gr32" draw:text-style-name="P10" draw:layer="layout" svg:width="0.387cm" svg:height="0.39cm" svg:x="15.741cm" svg:y="24.663cm">
          <draw:text-box>
            <text:p text:style-name="P2"><text:span text:style-name="T2"><text:s/></text:span></text:p>
          </draw:text-box>
        </draw:frame>
        <draw:frame draw:style-name="gr92" draw:text-style-name="P7" draw:layer="layout" svg:width="0.887cm" svg:height="0.471cm" svg:x="2.113cm" svg:y="26.5cm">
          <draw:text-box>
            <text:p text:style-name="P2"><text:span text:style-name="T3">PHP </text:span></text:p>
          </draw:text-box>
        </draw:frame>
        <draw:frame draw:style-name="gr93" draw:text-style-name="P10" draw:layer="layout" svg:width="1.103cm" svg:height="0.39cm" svg:x="2.78cm" svg:y="25.15cm">
          <draw:text-box>
            <text:p text:style-name="P2"><text:span text:style-name="T2"><text:s text:c="10"/></text:span></text:p>
          </draw:text-box>
        </draw:frame>
        <draw:frame draw:style-name="gr55" draw:text-style-name="P7" draw:layer="layout" svg:width="9.819cm" svg:height="0.471cm" svg:x="2.1cm" svg:y="26.9cm">
          <draw:text-box>
            <text:p text:style-name="P2"><text:span text:style-name="T3">Reactjs <text:s text:c="66"/></text:span><text:span text:style-name="T3"><text:s text:c="14"/></text:span></text:p>
          </draw:text-box>
        </draw:frame>
        <draw:frame draw:style-name="gr94" draw:text-style-name="P10" draw:layer="layout" svg:width="2.491cm" svg:height="0.39cm" svg:x="11.822cm" svg:y="25.637cm">
          <draw:text-box>
            <text:p text:style-name="P2"><text:span text:style-name="T2">LANGUAGES</text:span></text:p>
          </draw:text-box>
        </draw:frame>
        <draw:frame draw:style-name="gr57" draw:text-style-name="P7" draw:layer="layout" svg:width="1.247cm" svg:height="0.471cm" svg:x="2cm" svg:y="27.4cm">
          <draw:text-box>
            <text:p text:style-name="P2"><text:span text:style-name="T3">NodeJs</text:span></text:p>
          </draw:text-box>
        </draw:frame>
        <draw:frame draw:style-name="gr58" draw:text-style-name="P7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frame draw:style-name="gr49" draw:text-style-name="P10" draw:layer="layout" svg:width="10.018cm" svg:height="0.39cm" svg:x="2.8cm" svg:y="27.31cm">
          <draw:text-box>
            <text:p text:style-name="P2"><text:span text:style-name="T2"><text:s text:c="78"/></text:span><text:span text:style-name="T2"><text:s text:c="13"/></text:span></text:p>
          </draw:text-box>
        </draw:frame>
        <draw:polygon draw:style-name="gr59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59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59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59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59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59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59" draw:text-style-name="P8" draw:layer="layout" svg:width="2.78cm" svg:height="0.099cm" svg:x="11.9cm" svg:y="22cm" svg:viewBox="0 0 2781 100" draw:points="1393,100 0,100 0,0 2781,0 2781,100">
          <text:p/>
        </draw:polygon>
        <draw:frame draw:style-name="gr60" draw:text-style-name="P7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61" draw:text-style-name="P7" draw:layer="layout" svg:width="1.882cm" svg:height="0.471cm" svg:x="1.924cm" svg:y="25.829cm">
          <draw:text-box>
            <text:p text:style-name="P2"><text:span text:style-name="T3">TypeScript</text:span></text:p>
          </draw:text-box>
        </draw:frame>
        <draw:frame draw:style-name="gr95" draw:text-style-name="P7" draw:layer="layout" svg:width="8.015cm" svg:height="0.471cm" svg:x="0.885cm" svg:y="0.5cm">
          <draw:text-box>
            <text:p text:style-name="P2"><text:span text:style-name="T3">Englis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1" svg:font-family="'Abyssinica SIL'"/>
    <style:font-face style:name="FreeSans1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4T01:18:40.640742616</dc:date>
    <meta:editing-duration>PT25M38S</meta:editing-duration>
    <meta:editing-cycles>8</meta:editing-cycles>
    <meta:generator>LibreOffice/6.4.7.2$Linux_X86_64 LibreOffice_project/40$Build-2</meta:generator>
    <meta:document-statistic meta:object-count="143"/>
  </office:meta>
</office:document-meta>
</file>